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 СФО ТБ-3 j,01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 table:number-rows-repeated="2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table:style-name="ce41"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table:style-name="ce41"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table:style-name="ce41"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1.202</text:p>
          </table:table-cell>
          <table:table-cell table:number-columns-repeated="2"/>
          <table:table-cell office:value-type="string" calcext:value-type="string">
            <text:p>56.0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 style:data-style-name="N2" text:time-value="21:09:23.04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04T21:11:45.888000000</dc:date>
    <meta:editing-duration>P6DT5H55M53S</meta:editing-duration>
    <meta:editing-cycles>2444</meta:editing-cycles>
    <meta:document-statistic meta:table-count="6" meta:cell-count="13514" meta:object-count="0"/>
  </office:meta>
</office:document-meta>
</file>